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officeooo:rsid="00011fee" officeooo:paragraph-rsid="00011fee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bold" officeooo:rsid="000144a0" officeooo:paragraph-rsid="000144a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bold" officeooo:rsid="000c0552" officeooo:paragraph-rsid="000c055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bold" officeooo:rsid="000c0552" officeooo:paragraph-rsid="00102ac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bold" officeooo:rsid="000c0552" officeooo:paragraph-rsid="00124d4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weight="bold" officeooo:rsid="000c0552" officeooo:paragraph-rsid="001a149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3pt" fo:font-weight="bold" officeooo:rsid="000c3f35" officeooo:paragraph-rsid="000c3f35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3pt" fo:font-weight="bold" officeooo:rsid="000c3f35" officeooo:paragraph-rsid="00102acd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3pt" fo:font-weight="bold" officeooo:rsid="000c3f35" officeooo:paragraph-rsid="00124d43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3pt" fo:font-weight="bold" officeooo:rsid="000c3f35" officeooo:paragraph-rsid="001a149a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3pt" fo:font-weight="bold" officeooo:rsid="000dad09" officeooo:paragraph-rsid="000dad09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3pt" fo:font-weight="bold" officeooo:rsid="000dad09" officeooo:paragraph-rsid="0011a431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3pt" fo:font-weight="bold" officeooo:rsid="000dad09" officeooo:paragraph-rsid="001aa651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3pt" fo:font-weight="bold" officeooo:rsid="000dad09" officeooo:paragraph-rsid="001f09e9" style:font-size-asian="11.3500003814697pt" style:font-weight-asian="bold" style:font-size-complex="13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3pt" fo:font-weight="bold" officeooo:rsid="000dad09" officeooo:paragraph-rsid="0020872e" style:font-size-asian="11.3500003814697pt" style:font-weight-asian="bold" style:font-size-complex="13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fo:font-weight="normal" officeooo:rsid="000144a0" officeooo:paragraph-rsid="000144a0" style:font-size-asian="11pt" style:font-weight-asian="normal" style:font-size-complex="11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Arial" fo:font-size="11pt" fo:font-weight="normal" officeooo:rsid="000144a0" officeooo:paragraph-rsid="000144a0" style:font-size-asian="11pt" style:font-weight-asian="normal" style:font-size-complex="11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Arial" fo:font-size="11pt" fo:font-weight="normal" officeooo:rsid="000144a0" officeooo:paragraph-rsid="000438df" style:font-size-asian="11pt" style:font-weight-asian="normal" style:font-size-complex="11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Arial" fo:font-size="11pt" fo:font-weight="normal" officeooo:rsid="000144a0" officeooo:paragraph-rsid="0007eddb" style:font-size-asian="11pt" style:font-weight-asian="normal" style:font-size-complex="11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Arial" fo:font-size="11pt" fo:font-weight="normal" officeooo:rsid="000144a0" officeooo:paragraph-rsid="00245e78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fo:font-weight="normal" officeooo:rsid="000144a0" officeooo:paragraph-rsid="002263af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1pt" fo:font-weight="normal" officeooo:rsid="000144a0" officeooo:paragraph-rsid="00245e78" style:font-size-asian="11pt" style:font-weight-asian="normal" style:font-size-complex="11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Arial" fo:font-size="11pt" fo:font-weight="normal" officeooo:rsid="00091ae3" officeooo:paragraph-rsid="00091ae3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fo:font-weight="normal" officeooo:rsid="00091ae3" officeooo:paragraph-rsid="00091ae3" style:font-size-asian="11pt" style:font-weight-asian="normal" style:font-size-complex="11pt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Arial" fo:font-size="11pt" fo:font-weight="normal" officeooo:rsid="00245e78" officeooo:paragraph-rsid="00245e78" style:font-size-asian="11pt" style:font-weight-asian="normal" style:font-size-complex="11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fo:font-size="11pt" fo:font-weight="normal" officeooo:rsid="00245e78" officeooo:paragraph-rsid="0027b85a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1pt" fo:font-weight="normal" officeooo:rsid="00245e78" officeooo:paragraph-rsid="00245e78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1pt" fo:font-weight="normal" officeooo:rsid="0026098e" officeooo:paragraph-rsid="0026098e" style:font-size-asian="11pt" style:font-weight-asian="normal" style:font-size-complex="11pt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Arial" fo:font-size="11pt" fo:font-weight="normal" officeooo:rsid="0028ab44" officeooo:paragraph-rsid="0028ab44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1pt" fo:font-style="italic" fo:font-weight="bold" officeooo:rsid="001c6ddc" officeooo:paragraph-rsid="001c6ddc" style:font-size-asian="9.60000038146973pt" style:font-style-asian="italic" style:font-weight-asian="bold" style:font-size-complex="11pt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1pt" fo:font-style="italic" fo:font-weight="bold" officeooo:rsid="001c6ddc" officeooo:paragraph-rsid="001d2e4d" style:font-size-asian="9.60000038146973pt" style:font-style-asian="italic" style:font-weight-asian="bold" style:font-size-complex="11pt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1pt" fo:font-style="italic" fo:font-weight="bold" officeooo:rsid="001c6ddc" officeooo:paragraph-rsid="001f09e9" style:font-size-asian="9.60000038146973pt" style:font-style-asian="italic" style:font-weight-asian="bold" style:font-size-complex="11pt" style:font-style-complex="italic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1pt" fo:font-style="italic" fo:font-weight="bold" officeooo:rsid="001c6ddc" officeooo:paragraph-rsid="0020872e" style:font-size-asian="9.60000038146973pt" style:font-style-asian="italic" style:font-weight-asian="bold" style:font-size-complex="11pt" style:font-style-complex="italic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1pt" fo:font-style="italic" fo:font-weight="bold" officeooo:rsid="001c6ddc" officeooo:paragraph-rsid="0027b85a" style:font-size-asian="9.60000038146973pt" style:font-style-asian="italic" style:font-weight-asian="bold" style:font-size-complex="11pt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1pt" fo:font-style="italic" fo:font-weight="normal" officeooo:rsid="00245e78" officeooo:paragraph-rsid="0027b85a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style:font-name="Arial" fo:font-size="11pt" fo:font-weight="normal" officeooo:rsid="000144a0" style:font-size-asian="11pt" style:font-weight-asian="normal" style:font-size-complex="11pt" style:font-weight-complex="normal"/>
    </style:style>
    <style:style style:name="T2" style:family="text">
      <style:text-properties officeooo:rsid="0002b991"/>
    </style:style>
    <style:style style:name="T3" style:family="text">
      <style:text-properties officeooo:rsid="000438df"/>
    </style:style>
    <style:style style:name="T4" style:family="text">
      <style:text-properties officeooo:rsid="00102acd"/>
    </style:style>
    <style:style style:name="T5" style:family="text">
      <style:text-properties officeooo:rsid="00114892"/>
    </style:style>
    <style:style style:name="T6" style:family="text">
      <style:text-properties officeooo:rsid="0011a431"/>
    </style:style>
    <style:style style:name="T7" style:family="text">
      <style:text-properties officeooo:rsid="00139db0"/>
    </style:style>
    <style:style style:name="T8" style:family="text">
      <style:text-properties officeooo:rsid="00141d26"/>
    </style:style>
    <style:style style:name="T9" style:family="text">
      <style:text-properties officeooo:rsid="0015963d"/>
    </style:style>
    <style:style style:name="T10" style:family="text">
      <style:text-properties officeooo:rsid="00170f3c"/>
    </style:style>
    <style:style style:name="T11" style:family="text">
      <style:text-properties officeooo:rsid="001a149a"/>
    </style:style>
    <style:style style:name="T12" style:family="text">
      <style:text-properties officeooo:rsid="001a7e03"/>
    </style:style>
    <style:style style:name="T13" style:family="text">
      <style:text-properties fo:font-size="11pt" fo:font-style="italic" officeooo:rsid="001c6ddc" style:font-size-asian="9.60000038146973pt" style:font-style-asian="italic" style:font-size-complex="11pt" style:font-style-complex="italic"/>
    </style:style>
    <style:style style:name="T14" style:family="text">
      <style:text-properties officeooo:rsid="002263af"/>
    </style:style>
    <style:style style:name="T15" style:family="text">
      <style:text-properties officeooo:rsid="0027b8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</text:p>
      <text:p text:style-name="P2">Vision</text:p>
      <text:p text:style-name="P16">“Name” is web-application which allows users to record and edit information about departments and employees.</text:p>
      <text:p text:style-name="P16"/>
      <text:p text:style-name="P16">Application should provide:</text:p>
      <text:list xml:id="list2897582853" text:style-name="L1">
        <text:list-item>
          <text:p text:style-name="P17">Storing information about departments;</text:p>
        </text:list-item>
        <text:list-item>
          <text:p text:style-name="P18">Display <text:span text:style-name="T3">list of</text:span> departments; </text:p>
        </text:list-item>
        <text:list-item>
          <text:p text:style-name="P18"><text:span text:style-name="T3">Update list of</text:span> departments;</text:p>
        </text:list-item>
        <text:list-item>
          <text:p text:style-name="P17">Display information about departments;</text:p>
        </text:list-item>
        <text:list-item>
          <text:p text:style-name="P17">Updat<text:span text:style-name="T2">ing</text:span> information about departments;</text:p>
        </text:list-item>
        <text:list-item>
          <text:p text:style-name="P19">Storing information about employees;</text:p>
        </text:list-item>
        <text:list-item>
          <text:p text:style-name="P19">Display <text:span text:style-name="T3">list of</text:span> employees;</text:p>
        </text:list-item>
        <text:list-item>
          <text:p text:style-name="P19"><text:span text:style-name="T3">Update list of</text:span> employees;</text:p>
        </text:list-item>
        <text:list-item>
          <text:p text:style-name="P19">Display information about employees;</text:p>
        </text:list-item>
        <text:list-item>
          <text:p text:style-name="P19">Updat<text:span text:style-name="T2">ing</text:span> information about employees;</text:p>
        </text:list-item>
        <text:list-item>
          <text:p text:style-name="P23">Filtering employees by position;</text:p>
        </text:list-item>
      </text:list>
      <text:p text:style-name="P24"/>
      <text:p text:style-name="P3">1. Departments</text:p>
      <text:p text:style-name="P3"/>
      <text:p text:style-name="P7">1.1 Display list of departments</text:p>
      <text:p text:style-name="P7"/>
      <text:p text:style-name="P21"><text:span text:style-name="T14">The mode is designed to view list of departments</text:span>.</text:p>
      <text:p text:style-name="P7"/>
      <text:p text:style-name="P30">Main scenario:</text:p>
      <text:p text:style-name="P22"/>
      <text:list xml:id="list84925368036050" text:continue-numbering="true" text:style-name="L1">
        <text:list-item>
          <text:p text:style-name="P25">User selects “Departments”;</text:p>
        </text:list-item>
        <text:list-item>
          <text:p text:style-name="P25">Application displays list of Departments;</text:p>
        </text:list-item>
      </text:list>
      <text:p text:style-name="P27"/>
      <text:p text:style-name="P28">The list displays picture<text:span text:style-name="T15">s</text:span> and name<text:span text:style-name="T15">s</text:span> of Departments</text:p>
      <text:p text:style-name="P11"/>
      <text:p text:style-name="P11">1.2 Add department</text:p>
      <text:p text:style-name="P34">Main scenario:</text:p>
      <text:list xml:id="list84925101765501" text:continue-numbering="true" text:style-name="L1">
        <text:list-item>
          <text:p text:style-name="P26">User <text:span text:style-name="T15">clicks</text:span></text:p>
        </text:list-item>
        <text:list-item>
          <text:p text:style-name="P29">Application displays form to enter data;</text:p>
        </text:list-item>
      </text:list>
      <text:p text:style-name="P35"/>
      <text:p text:style-name="P11"/>
      <text:p text:style-name="P11">1.3 Edit department <text:span text:style-name="T9">list</text:span> information</text:p>
      <text:p text:style-name="P30">Main scenario:</text:p>
      <text:p text:style-name="P11"/>
      <text:p text:style-name="P11">1.4 <text:span text:style-name="T4">Remove department</text:span></text:p>
      <text:p text:style-name="P30">Main scenario:</text:p>
      <text:p text:style-name="P11"/>
      <text:p text:style-name="P4"><text:span text:style-name="T5">2</text:span>. Department</text:p>
      <text:p text:style-name="P4"/>
      <text:p text:style-name="P8"><text:span text:style-name="T5">2</text:span>.1 Display <text:span text:style-name="T6">information about department</text:span></text:p>
      <text:p text:style-name="P31">Main scenario:</text:p>
      <text:p text:style-name="P12"/>
      <text:p text:style-name="P12"><text:span text:style-name="T5">2</text:span>.2 Edit department information</text:p>
      <text:p text:style-name="P31"><text:soft-page-break/>Main scenario:</text:p>
      <text:p text:style-name="P31"/>
      <text:p text:style-name="P5"><text:span text:style-name="T7">3</text:span>. <text:span text:style-name="T10">Employees</text:span></text:p>
      <text:p text:style-name="P5"/>
      <text:p text:style-name="P9"><text:span text:style-name="T7">3</text:span>.1 Display list of <text:span text:style-name="T8">employees</text:span></text:p>
      <text:p text:style-name="P14"><text:span text:style-name="T13">Main scenario:</text:span></text:p>
      <text:p text:style-name="P14"><text:span text:style-name="T13"/></text:p>
      <text:p text:style-name="P14"><text:span text:style-name="T7">3</text:span>.2 Add <text:span text:style-name="T8">employee</text:span> </text:p>
      <text:p text:style-name="P14"><text:span text:style-name="T13">Main scenario:</text:span></text:p>
      <text:p text:style-name="P14"><text:span text:style-name="T13"/></text:p>
      <text:p text:style-name="P14"><text:span text:style-name="T7">3</text:span>.3 Edit <text:span text:style-name="T8">employee list</text:span> information</text:p>
      <text:p text:style-name="P14"><text:span text:style-name="T13">Main scenario:</text:span></text:p>
      <text:p text:style-name="P14"><text:span text:style-name="T13"/></text:p>
      <text:p text:style-name="P14"><text:span text:style-name="T7">3</text:span>.4 <text:span text:style-name="T4">Remove employee</text:span></text:p>
      <text:p text:style-name="P32">Main scenario:</text:p>
      <text:p text:style-name="P32"/>
      <text:p text:style-name="P6"><text:span text:style-name="T11">4</text:span>. <text:span text:style-name="T10">Employees</text:span></text:p>
      <text:p text:style-name="P6"/>
      <text:p text:style-name="P10"><text:span text:style-name="T11">4</text:span>.1 Display <text:span text:style-name="T12">employee information</text:span></text:p>
      <text:p text:style-name="P15"><text:span text:style-name="T13">Main scenario:</text:span></text:p>
      <text:p text:style-name="P15"><text:span text:style-name="T13"/></text:p>
      <text:p text:style-name="P15"><text:span text:style-name="T11">4</text:span>.2 <text:s/>Edit <text:span text:style-name="T8">employee list</text:span> information</text:p>
      <text:p text:style-name="P33">Main scenario:</text:p>
      <text:p text:style-name="P13"/>
      <text:p text:style-name="P13"><text:span text:style-name="T11">4</text:span>.3 <text:span text:style-name="T4">Remove employee</text:span></text:p>
      <text:p text:style-name="P33">Main scenari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12-12T08:49:23.785000000</dc:date>
    <meta:editing-duration>PT9H58M15S</meta:editing-duration>
    <meta:editing-cycles>40</meta:editing-cycles>
    <meta:document-statistic meta:table-count="0" meta:image-count="0" meta:object-count="0" meta:page-count="2" meta:paragraph-count="51" meta:word-count="199" meta:character-count="1337" meta:non-whitespace-character-count="1201"/>
  </office:meta>
</office:document-meta>
</file>